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12.0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aladea" fo:font-size="10pt" fo:letter-spacing="normal" fo:font-style="normal" style:text-underline-style="none" fo:font-weight="normal" officeooo:rsid="002bb4db" officeooo:paragraph-rsid="002bb4db" style:text-blinking="false" style:font-size-asian="10pt" style:font-size-complex="10pt" loext:padding="0cm" loext:border="none"/>
    </style:style>
    <style:style style:name="P2" style:family="paragraph" style:parent-style-name="Standard">
      <style:paragraph-properties fo:text-align="center" style:justify-single-word="false"/>
      <style:text-properties style:font-name="Caladea" fo:font-size="12pt" style:font-size-asian="12pt" style:font-size-complex="12pt"/>
    </style:style>
    <style:style style:name="P3" style:family="paragraph" style:parent-style-name="Standard">
      <style:text-properties style:font-name="Caladea" fo:font-size="10pt" officeooo:paragraph-rsid="001d5f1f" style:font-size-asian="10pt" style:font-size-complex="10pt"/>
    </style:style>
    <style:style style:name="P4" style:family="paragraph" style:parent-style-name="Standard">
      <style:text-properties style:font-name="Caladea" fo:font-size="10pt" officeooo:rsid="001d5f1f" officeooo:paragraph-rsid="00203070" style:font-size-asian="10pt" style:font-size-complex="10pt"/>
    </style:style>
    <style:style style:name="P5" style:family="paragraph" style:parent-style-name="Standard">
      <style:text-properties style:font-name="Caladea" fo:font-size="10pt" officeooo:rsid="001d6c8b" officeooo:paragraph-rsid="00203070" style:font-size-asian="10pt" style:font-size-complex="10pt"/>
    </style:style>
    <style:style style:name="P6" style:family="paragraph" style:parent-style-name="Standard">
      <style:text-properties style:font-name="Caladea" fo:font-size="10pt" officeooo:rsid="001d6c8b" officeooo:paragraph-rsid="001f76c5" style:font-size-asian="10pt" style:font-size-complex="10pt"/>
    </style:style>
    <style:style style:name="P7" style:family="paragraph" style:parent-style-name="Standard">
      <style:text-properties style:font-name="Caladea" fo:font-size="10pt" officeooo:rsid="00203070" officeooo:paragraph-rsid="00203070" style:font-size-asian="10pt" style:font-size-complex="10pt"/>
    </style:style>
    <style:style style:name="P8" style:family="paragraph" style:parent-style-name="Standard">
      <style:text-properties style:font-name="Caladea" fo:font-size="10pt" officeooo:rsid="0022eacc" officeooo:paragraph-rsid="00244c1c" style:font-size-asian="10pt" style:font-size-complex="10pt"/>
    </style:style>
    <style:style style:name="P9" style:family="paragraph" style:parent-style-name="Standard">
      <style:text-properties style:font-name="Caladea" fo:font-size="10pt" officeooo:rsid="00244c1c" officeooo:paragraph-rsid="00244c1c" style:font-size-asian="10pt" style:font-size-complex="10pt"/>
    </style:style>
    <style:style style:name="P10" style:family="paragraph" style:parent-style-name="Standard">
      <style:text-properties style:font-name="Caladea" fo:font-size="10pt" officeooo:paragraph-rsid="002b3882" style:font-size-asian="10pt" style:font-size-complex="10pt"/>
    </style:style>
    <style:style style:name="P11" style:family="paragraph" style:parent-style-name="Standard">
      <style:text-properties style:font-name="Caladea" fo:font-size="10pt" officeooo:rsid="002ab571" officeooo:paragraph-rsid="002ab571" style:font-size-asian="10pt" style:font-size-complex="10pt"/>
    </style:style>
    <style:style style:name="P12" style:family="paragraph" style:parent-style-name="Standard">
      <style:text-properties style:font-name="Caladea" fo:font-size="10pt" officeooo:rsid="002ab571" officeooo:paragraph-rsid="002bb4db" style:font-size-asian="10pt" style:font-size-complex="10pt"/>
    </style:style>
    <style:style style:name="P13" style:family="paragraph" style:parent-style-name="Standard">
      <style:text-properties style:font-name="Caladea" fo:font-size="10pt" officeooo:rsid="002b3882" officeooo:paragraph-rsid="002ab571" style:font-size-asian="10pt" style:font-size-complex="10pt"/>
    </style:style>
    <style:style style:name="P14" style:family="paragraph" style:parent-style-name="Standard">
      <style:text-properties style:font-name="Caladea" fo:font-size="10pt" officeooo:rsid="002b3882" officeooo:paragraph-rsid="002b3882" style:font-size-asian="10pt" style:font-size-complex="10pt"/>
    </style:style>
    <style:style style:name="P15" style:family="paragraph" style:parent-style-name="Standard">
      <style:text-properties style:font-name="Caladea" fo:font-size="10pt" officeooo:rsid="002bb4db" officeooo:paragraph-rsid="002bb4db" style:font-size-asian="10pt" style:font-size-complex="10pt"/>
    </style:style>
    <style:style style:name="P16" style:family="paragraph" style:parent-style-name="Standard">
      <style:text-properties style:font-name="Caladea" fo:font-size="10pt" officeooo:rsid="002f3c1f" officeooo:paragraph-rsid="002f3c1f" style:font-size-asian="10pt" style:font-size-complex="10pt"/>
    </style:style>
    <style:style style:name="P17" style:family="paragraph" style:parent-style-name="Standard">
      <style:text-properties style:font-name="Caladea" fo:font-size="10pt" officeooo:rsid="0030bf56" officeooo:paragraph-rsid="0030bf56" style:font-size-asian="10pt" style:font-size-complex="10pt"/>
    </style:style>
    <style:style style:name="P18" style:family="paragraph" style:parent-style-name="Standard">
      <style:paragraph-properties fo:margin-left="0cm" fo:margin-right="0cm" style:line-height-at-least="0.397cm" fo:orphans="2" fo:widows="2" fo:text-indent="0cm" style:auto-text-indent="false"/>
      <style:text-properties fo:font-variant="normal" fo:text-transform="none" fo:color="#000000" style:text-line-through-style="none" style:text-line-through-type="none" style:font-name="Caladea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adea" fo:font-size="10pt" officeooo:rsid="002bb4db" officeooo:paragraph-rsid="002bb4db" style:font-size-asian="10pt" style:font-size-complex="10pt"/>
    </style:style>
    <style:style style:name="P20" style:family="paragraph" style:parent-style-name="Table_20_Contents">
      <style:text-properties style:font-name="Caladea" fo:font-size="10pt" style:font-size-asian="10pt" style:font-size-complex="10pt"/>
    </style:style>
    <style:style style:name="P21" style:family="paragraph" style:parent-style-name="Table_20_Contents">
      <style:text-properties style:font-name="Caladea" fo:font-size="10pt" officeooo:rsid="00328a95" officeooo:paragraph-rsid="00328a95" style:font-size-asian="10pt" style:font-size-complex="10pt"/>
    </style:style>
    <style:style style:name="P22" style:family="paragraph" style:parent-style-name="Table_20_Contents">
      <style:text-properties style:font-name="Caladea" fo:font-size="10pt" officeooo:rsid="00328a95" officeooo:paragraph-rsid="0034e527" style:font-size-asian="10pt" style:font-size-complex="10pt"/>
    </style:style>
    <style:style style:name="P23" style:family="paragraph" style:parent-style-name="Table_20_Contents">
      <style:text-properties style:font-name="Caladea" fo:font-size="10pt" officeooo:rsid="0034e527" officeooo:paragraph-rsid="0034e527" style:font-size-asian="10pt" style:font-size-complex="10pt"/>
    </style:style>
    <style:style style:name="P24" style:family="paragraph" style:parent-style-name="Table_20_Contents">
      <style:text-properties style:font-name="Caladea" fo:font-size="10pt" officeooo:rsid="0032cafc" officeooo:paragraph-rsid="0032cafc" style:font-size-asian="10pt" style:font-size-complex="10pt"/>
    </style:style>
    <style:style style:name="T1" style:family="text">
      <style:text-properties officeooo:rsid="001d5f1f"/>
    </style:style>
    <style:style style:name="T2" style:family="text">
      <style:text-properties officeooo:rsid="001d6c8b"/>
    </style:style>
    <style:style style:name="T3" style:family="text">
      <style:text-properties officeooo:rsid="00244c1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size-asian="13pt" style:font-size-complex="13pt"/>
    </style:style>
    <style:style style:name="T6" style:family="text">
      <style:text-properties style:font-name="Liberation Serif" officeooo:rsid="002e9314" style:font-size-asian="13pt" style:font-size-complex="13pt"/>
    </style:style>
    <style:style style:name="T7" style:family="text">
      <style:text-properties style:font-name="Liberation Serif" officeooo:rsid="002f3c1f" style:font-size-asian="13pt" style:font-size-complex="13pt"/>
    </style:style>
    <style:style style:name="T8" style:family="text">
      <style:text-properties style:font-name="Liberation Serif" officeooo:rsid="0030bf56" style:font-size-asian="13pt" style:font-size-complex="13pt"/>
    </style:style>
    <style:style style:name="T9" style:family="text">
      <style:text-properties style:font-name="Liberation Serif" officeooo:rsid="003241ae" style:font-size-asian="13pt" style:font-size-complex="13pt"/>
    </style:style>
    <style:style style:name="T10" style:family="text">
      <style:text-properties style:font-name="Liberation Serif" officeooo:rsid="00333058" style:font-size-asian="13pt" style:font-size-complex="13pt"/>
    </style:style>
    <style:style style:name="T11" style:family="text">
      <style:text-properties style:font-name="Liberation Serif" officeooo:rsid="002e9314"/>
    </style:style>
    <style:style style:name="T12" style:family="text">
      <style:text-properties style:font-name="Liberation Serif" officeooo:rsid="002f3c1f"/>
    </style:style>
    <style:style style:name="T13" style:family="text">
      <style:text-properties style:font-name="Liberation Serif" officeooo:rsid="00333058"/>
    </style:style>
    <style:style style:name="T14" style:family="text">
      <style:text-properties style:font-name="Liberation Serif" officeooo:rsid="0030bf56"/>
    </style:style>
    <style:style style:name="T15" style:family="text">
      <style:text-properties style:font-name="Liberation Serif" officeooo:rsid="003241ae"/>
    </style:style>
    <style:style style:name="T16" style:family="text">
      <style:text-properties fo:font-variant="normal" fo:text-transform="none" fo:color="#000000" fo:letter-spacing="normal" fo:font-style="normal" fo:font-weight="normal" officeooo:rsid="002bb4db"/>
    </style:style>
    <style:style style:name="T17" style:family="text">
      <style:text-properties fo:font-variant="normal" fo:text-transform="none" fo:color="#000000" fo:letter-spacing="normal" fo:font-style="normal" fo:font-weight="normal" officeooo:rsid="00333058"/>
    </style:style>
    <style:style style:name="T18" style:family="text">
      <style:text-properties officeooo:rsid="002b3882"/>
    </style:style>
    <style:style style:name="T19" style:family="text">
      <style:text-properties officeooo:rsid="0032cafc"/>
    </style:style>
    <style:style style:name="T20" style:family="text">
      <style:text-properties officeooo:rsid="002e9314"/>
    </style:style>
    <style:style style:name="T21" style:family="text">
      <style:text-properties officeooo:rsid="002f3c1f"/>
    </style:style>
    <style:style style:name="T22" style:family="text">
      <style:text-properties officeooo:rsid="00333058"/>
    </style:style>
    <style:style style:name="T23" style:family="text">
      <style:text-properties officeooo:rsid="0030bf56"/>
    </style:style>
    <style:style style:name="T24" style:family="text">
      <style:text-properties officeooo:rsid="003241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ерший етап виконання курсової роботи</text:p>
      <text:p text:style-name="P2"/>
      <text:p text:style-name="P3"><text:span text:style-name="T1">1.1 П</text:span>роблем<text:span text:style-name="T1">а</text:span>, вирішенню якої буде присвячена курсова робота.</text:p>
      <text:p text:style-name="P3"/>
      <text:p text:style-name="P4">Бібліотека УКУ дає можливість доступу до надзвичайно великої кількості книжок та журналів, <text:span text:style-name="T2">має зручні засоби швидкого пошуку літератури, проте, аналізуючи роботу Бібліотеки, я виділила проблему недостатньої взаємодії студентів та Центру Шептицього. </text:span></text:p>
      <text:p text:style-name="P5">Першим фактом є відокремлений від студентських побажань підбір книжок. Наші зацікавелння часто різняться з думками бібліотекарів, є надзвичано різносторонніми, тому забезпечення можливості пропозицій книг студентами зробить не лише нас ближчими і більш зацікавленими в житті бібліотеки, а і її наповненішою та різноманітнішою. Для забезпечення систематизації відбору пропозицій буде створено веб-додаток. Книжки будуть відбиратись за допомогою формування рейтингу. Список книжок для голосування буде створюватись з доступної літератури сучаних інтернет-книгарень. Якщо бажана книжка буде відстутня у списку, студенти чи викладачі зможуть додавати її самостійно.</text:p>
      <text:p text:style-name="P7">Друга проблема, яку буде вирішено, - це проблема пошуку наступної для прочитання книги. Через велкий потік інформації <text:span text:style-name="T19">деяка кількість літератури залишається непоміченою. У веб-додатку студенти будуть мати можливість ділитись враженнями від книги та вікривати її для більшої кількості студентів.</text:span></text:p>
      <text:p text:style-name="P8"><text:span text:style-name="T19">Як наслідок </text:span>буде вирішено третю проблему – пошук <text:span text:style-name="T3">однодумців, з якими можна відкрити нові не помічені досі ідеї та просто обговорювати захоплюючі повороти сюжету. Неодноразово помічала такі дискусії серед одногрупників і хотіла б поширити це на міжфакультетський рівень. Це створить певний перетин ідей, більше охочих до читання і поле для створення цікавих проектів, а для бібліотеки – це нові події, активні відвідувачі та “Books&amp;Tea” вечори.</text:span></text:p>
      <text:p text:style-name="P9">Четвертою проблемою, яку може вирішити проект, є порушення авторських прав. Студенти, які не мають змоги купити досить дорогі книги отримають можливість знайти велику частину з них у бібліотеці замість піратського скачування в інтернеті. </text:p>
      <text:p text:style-name="P9">З огляду на проблеми, які буде вирішено, очевидним стає залучення великої кількості людей, для який цей проект може стати корисним.</text:p>
      <text:p text:style-name="P6"/>
      <text:p text:style-name="P6"/>
      <text:p text:style-name="P6">1.6 Написати короткий опис функціональних можливостей API.</text:p>
      <text:p text:style-name="P6"/>
      <text:p text:style-name="P10"><text:span text:style-name="T18">Для отримання даних я не використовую АРІ, натомість обробляю HTML з допомогою BeautifulSoup. З даних, отриманих таким чином, буде сформований список книг для створення рейтингу. Сайт, з якого я отримую інформацію, - це інтернет-магазин книжкового клубу “Клуб сімейного дозвілля”. </text:span><text:span text:style-name="T16">Інтернет-магазин Клубу представляє книжки</text:span><text:span text:style-name="T17">(1911 шт.)</text:span><text:span text:style-name="T16"> усіх жанрів та напрямків: найкращі новинки художньої, прикладної, навчальної, дитячої літератури.</text:span></text:p>
      <text:p text:style-name="P11">Дані - це назва книги, її автор, короткий опис сюжету, <text:span text:style-name="T18">жанр та фотографія друкованого варіанту.</text:span></text:p>
      <text:p text:style-name="P1">Представлені на сайті жанри: Сучасні автори, Романи про кохання, Пригодницько-історичні романи, Детективи, Фантастика, фентезі, Трилери, жахи, Класика, Книги для підлітків, Кулінарія, Поради, Здоров’я та краса, Вправні руки, Бізнес і саморозвиток, Психологія, Езотерика, Світ захоплень, Духовна література, Історія і факти, Світ таємниць та загадок, Навчальна література, Дітям до двох років, Дітям 4-6 років, Дітям 7-12 років, Дітям від 12 років,</text:p>
      <text:p text:style-name="P18"/>
      <text:p text:style-name="P12"/>
      <text:p text:style-name="P13">1.7 Навести приклад використання вказаного API за допомогою програми оболонки.</text:p>
      <text:p text:style-name="P14">(Приклад отримання даних за допомогою BeautifulSoup)</text:p>
      <text:p text:style-name="P15"/>
      <text:p text:style-name="P19">За допомогою модулів miner.py та models.py я формую базу даних з усіх книжок, <text:span text:style-name="T20">які є на сайті. Для цього у модулі miner.py я створила три функції, які проходяться по всіх сторінках сайту:</text:span></text:p>
      <text:p text:style-name="P16"/>
      <text:p text:style-name="P16">1) 20 сторінок зі 100 книжками на кожній (формування url)</text:p>
      <text:p text:style-name="P16">2) кожна з книжок на 20 сторінках (формування url)</text:p>
      <text:p text:style-name="P16"><text:soft-page-break/>3) окремі сторінки для книжки (збір потрібної інформації та запис її у відповідні колонки бази даних). <text:span text:style-name="T23">Цей пункт є найбільш обширним. Пошук я здійснювала по класах, за умови відсутності автора чи жанру вказувала None.</text:span></text:p>
      <text:p text:style-name="P16"/>
      <text:p text:style-name="P16">У models.py я формую класи Books, Author, Genre, User та Event. <text:span text:style-name="T23">Класи Author &amp; Genre були створені, щоб повторно не записувати однакових авторів та однакові жанри, таким чином при повторі я можу просто використовувати одне ID і згодом формувати рекомендації по жанрах.</text:span></text:p>
      <text:p text:style-name="P17">При реєстрації користувачів буде додатково зібрана інформація для поля User, а при корисуванні буде отримуватись інформація для поля Event.</text:p>
      <text:p text:style-name="P17"/>
      <text:p text:style-name="P17">1.8 На основі функціональних можливостей API розробити пропозицію по проведенню дослідження на основі даних, які дозволяє отримати API. Розробити пропозицію допоможуть відповіді на наступні питання: Які дані я можу зібрати? Що я хочу отримати після обробки цих даних?. Яку користь можуть мати результати обробки? Пропозицію по проведенню дослідження оформити у вигляді вимоги на систему.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Складова частина</text:p>
          </table:table-cell>
          <table:table-cell table:style-name="Table1.C1" office:value-type="string">
            <text:p text:style-name="P23">Інформація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0">Project Sponsor</text:p>
          </table:table-cell>
          <table:table-cell table:style-name="Table1.C2" office:value-type="string">
            <text:p text:style-name="P21">Студентка програми “IT&amp;BA” Ярина Либа</text:p>
            <text:p text:style-name="P21"/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0">Business Need</text:p>
          </table:table-cell>
          <table:table-cell table:style-name="Table1.C2" office:value-type="string">
            <text:p text:style-name="P22">Покращити взаємодію студентів та Бібліотеки;</text:p>
            <text:p text:style-name="P22"><text:s/>поращити міжфакультетську співпрацю;</text:p>
            <text:p text:style-name="P22"><text:s/>зробити читання доступнішим;</text:p>
            <text:p text:style-name="P22"><text:s/>зменшити книжкове піратство;</text:p>
            <text:p text:style-name="P22"><text:s/>спростити процей вибору книги. 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0">Business Requirements</text:p>
          </table:table-cell>
          <table:table-cell table:style-name="Table1.C2" office:value-type="string">
            <text:p text:style-name="P22">Формує рейтинг затребуваної студентами УКУ літератури;</text:p>
            <text:p text:style-name="P22"><text:s/>дозволяє пропонувати бажані книжки;</text:p>
            <text:p text:style-name="P22"><text:s/>дозволяє організовувати зустірчі<text:span text:style-name="T19">(“Books&amp;Tea”),</text:span>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0">Special Issues or Constraints</text:p>
          </table:table-cell>
          <table:table-cell table:style-name="Table1.C2" office:value-type="string">
            <text:p text:style-name="P24">Граничний термін розробки – 25 травня.</text:p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223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7:00:52.329134840</meta:creation-date>
    <meta:editing-duration>PT8M38S</meta:editing-duration>
    <meta:editing-cycles>4</meta:editing-cycles>
    <meta:generator>LibreOffice/5.3.6.1$Linux_X86_64 LibreOffice_project/30$Build-1</meta:generator>
    <dc:date>2018-02-24T22:48:35.013308896</dc:date>
    <meta:document-statistic meta:table-count="1" meta:image-count="0" meta:object-count="0" meta:page-count="2" meta:paragraph-count="41" meta:word-count="691" meta:character-count="5068" meta:non-whitespace-character-count="4406"/>
  </office:meta>
</office:document-meta>
</file>